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ea79f" draw:textarea-horizontal-align="justify" draw:textarea-vertical-align="middle" draw:auto-grow-height="false" fo:min-height="0.95cm" fo:min-width="14.4cm"/>
    </style:style>
    <style:style style:name="gr2" style:family="graphic" style:parent-style-name="standard">
      <style:graphic-properties draw:textarea-horizontal-align="justify" draw:textarea-vertical-align="middle" draw:auto-grow-height="false" fo:min-height="0.613cm" fo:min-width="4.1cm"/>
    </style:style>
    <style:style style:name="gr3" style:family="graphic" style:parent-style-name="standard">
      <style:graphic-properties draw:fill-color="#83caff" draw:textarea-horizontal-align="justify" draw:textarea-vertical-align="middle" draw:auto-grow-height="false" fo:min-height="0.65cm" fo:min-width="4.211cm"/>
    </style:style>
    <style:style style:name="gr4" style:family="graphic" style:parent-style-name="standard">
      <style:graphic-properties draw:fill-color="#0066cc" draw:textarea-horizontal-align="justify" draw:textarea-vertical-align="middle" draw:auto-grow-height="false" fo:min-height="0.65cm" fo:min-width="4.1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4.1cm"/>
    </style:style>
    <style:style style:name="gr6" style:family="graphic" style:parent-style-name="standard">
      <style:graphic-properties draw:fill="hatch" draw:fill-hatch-name="Hatching_20_1" draw:textarea-horizontal-align="justify" draw:textarea-vertical-align="middle" draw:auto-grow-height="false" fo:min-height="0.613cm" fo:min-width="9.311cm"/>
    </style:style>
    <style:style style:name="gr7" style:family="graphic" style:parent-style-name="standard">
      <style:graphic-properties draw:fill="hatch" draw:fill-hatch-name="Hatching_20_1" draw:textarea-horizontal-align="justify" draw:textarea-vertical-align="middle" draw:auto-grow-height="false" fo:min-height="0.65cm" fo:min-width="9.311cm"/>
    </style:style>
    <style:style style:name="gr8" style:family="graphic" style:parent-style-name="standard">
      <style:graphic-properties draw:fill-color="#83caff" draw:textarea-horizontal-align="justify" draw:textarea-vertical-align="middle" draw:auto-grow-height="false" fo:min-height="1.75cm" fo:min-width="1.9cm"/>
    </style:style>
    <style:style style:name="gr9" style:family="graphic" style:parent-style-name="standard">
      <style:graphic-properties draw:fill-color="#83caff" draw:textarea-horizontal-align="justify" draw:textarea-vertical-align="middle" draw:auto-grow-height="false" fo:min-height="1.75cm" fo:min-width="1.7cm"/>
    </style:style>
    <style:style style:name="gr10" style:family="graphic" style:parent-style-name="standard">
      <style:graphic-properties draw:fill-color="#83caff" draw:textarea-horizontal-align="justify" draw:textarea-vertical-align="middle" draw:auto-grow-height="false" fo:min-height="1.75cm" fo:min-width="4.211cm"/>
    </style:style>
    <style:style style:name="gr11" style:family="graphic" style:parent-style-name="standard">
      <style:graphic-properties draw:fill-color="#83caff" draw:textarea-horizontal-align="justify" draw:textarea-vertical-align="middle" draw:auto-grow-height="false" fo:min-height="1.75cm" fo:min-width="4.2cm"/>
    </style:style>
    <style:style style:name="gr12" style:family="graphic" style:parent-style-name="standard">
      <style:graphic-properties draw:fill-color="#0066cc" draw:textarea-horizontal-align="justify" draw:textarea-vertical-align="middle" draw:auto-grow-height="false" fo:min-height="1.75cm" fo:min-width="4.1cm"/>
    </style:style>
    <style:style style:name="P1" style:family="paragraph">
      <style:paragraph-properties fo:text-align="center"/>
    </style:style>
    <style:style style:name="P2" style:family="paragraph">
      <loext:graphic-properties draw:fill-color="#aea79f"/>
      <style:paragraph-properties fo:text-align="center"/>
    </style:style>
    <style:style style:name="P3" style:family="paragraph">
      <loext:graphic-properties draw:fill-color="#83caff"/>
      <style:paragraph-properties fo:text-align="center"/>
    </style:style>
    <style:style style:name="P4" style:family="paragraph">
      <loext:graphic-properties draw:fill-color="#0066cc"/>
      <style:paragraph-properties fo:text-align="center"/>
    </style:style>
    <style:style style:name="P5" style:family="paragraph">
      <loext:graphic-properties draw:fill="hatch" draw:fill-hatch-name="Hatching_20_1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4.9cm" svg:height="1.2cm" svg:x="1.3cm" svg:y="1.2cm">
          <text:p text:style-name="P1">Mit Datenbank verbinde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cm" svg:height="0.863cm" svg:x="1.289cm" svg:y="16.037cm">
          <text:p text:style-name="P1">Creat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711cm" svg:height="0.9cm" svg:x="6.389cm" svg:y="16cm">
          <text:p text:style-name="P1">Check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cm" svg:height="0.9cm" svg:x="11.6cm" svg:y="16cm">
          <text:p text:style-name="P1">Drop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6cm" svg:height="2cm" svg:x="1.289cm" svg:y="2.637cm">
          <text:p text:style-name="P1">TestSysRel</text:p>
          <text:p text:style-name="P1">prüfen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9.811cm" svg:height="0.863cm" svg:x="1.289cm" svg:y="7.137cm">
          <text:p text:style-name="P1"><text:span text:style-name="T1">Assertionname prüfen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6cm" svg:height="2cm" svg:x="1.289cm" svg:y="4.837cm">
          <text:p text:style-name="P1">AssertionSysRel</text:p>
          <text:p text:style-name="P1">prüfen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9.811cm" svg:height="0.9cm" svg:x="1.289cm" svg:y="8.2cm">
          <text:p text:style-name="P1"><text:span text:style-name="T1">Select-Statement prüfen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6cm" svg:height="2cm" svg:x="1.289cm" svg:y="9.437cm">
          <text:p text:style-name="P1">Einfügen in</text:p>
          <text:p text:style-name="P1">AssertionSysRel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6cm" svg:height="2cm" svg:x="1.289cm" svg:y="11.637cm">
          <text:p text:style-name="P1">Betroffene </text:p>
          <text:p text:style-name="P1">Tabellen </text:p>
          <text:p text:style-name="P1">bestimme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6cm" svg:height="2cm" svg:x="1.289cm" svg:y="13.837cm">
          <text:p text:style-name="P1">Trigger &amp; Fkt.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4cm" svg:height="2cm" svg:x="6.4cm" svg:y="11.6cm">
          <text:p text:style-name="P1"><text:span text:style-name="T2">Exists?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2cm" svg:height="2cm" svg:x="8.9cm" svg:y="11.6cm">
          <text:p text:style-name="P1"><text:span text:style-name="T2">not </text:span></text:p>
          <text:p text:style-name="P1"><text:span text:style-name="T2">Exists</text:span>?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4.711cm" svg:height="2cm" svg:x="6.389cm" svg:y="9.4cm">
          <text:p text:style-name="P1"><text:span text:style-name="T2">Select ausführen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7cm" svg:height="2cm" svg:x="6.4cm" svg:y="13.8cm">
          <text:p text:style-name="P1"><text:span text:style-name="T2">ggf. </text:span></text:p>
          <text:p text:style-name="P1"><text:span text:style-name="T2">Fehlerausgab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4.6cm" svg:height="2cm" svg:x="11.6cm" svg:y="4.9cm">
          <text:p text:style-name="P1">Löschen der<text:line-break/>Trigger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4.6cm" svg:height="2cm" svg:x="11.589cm" svg:y="7.137cm">
          <text:p text:style-name="P1">Löschen der</text:p>
          <text:p text:style-name="P1">Funktion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4.6cm" svg:height="2cm" svg:x="11.589cm" svg:y="9.437cm">
          <text:p text:style-name="P1">AssertionSysRel</text:p>
          <text:p text:style-name="P1">löschen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4.6cm" svg:height="2cm" svg:x="11.589cm" svg:y="2.637cm">
          <text:p text:style-name="P1">Betroffene </text:p>
          <text:p text:style-name="P1">Tabellen </text:p>
          <text:p text:style-name="P1">bestimme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Hatching_20_1" draw:display-name="Hatching 1" draw:style="single" draw:color="#3465a4" draw:distance="0.1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sa </meta:initial-creator>
    <meta:creation-date>2016-07-01T10:50:38.849049540</meta:creation-date>
    <dc:date>2016-07-05T09:16:41.567941962</dc:date>
    <dc:creator>Lisa </dc:creator>
    <meta:editing-duration>PT18M25S</meta:editing-duration>
    <meta:editing-cycles>4</meta:editing-cycles>
    <meta:generator>LibreOffice/4.4.3.2$Linux_X86_64 LibreOffice_project/40m0$Build-2</meta:generator>
    <meta:document-statistic meta:object-count="19"/>
  </office:meta>
</office:document-meta>
</file>